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5eb91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OT" table:style-name="ta1"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8T01:14:58.590593065</dc:date>
    <meta:editing-duration>P5DT2H14M19S</meta:editing-duration>
    <meta:editing-cycles>35</meta:editing-cycles>
    <meta:document-statistic meta:table-count="2" meta:cell-count="378" meta:object-count="0"/>
  </office:meta>
</office:document-meta>
</file>